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fo:language="en" fo:country="US"/>
    </style:style>
    <style:style style:name="T3" style:parent-style-name="Основнойшрифтабзаца" style:family="text">
      <style:text-properties style:font-name="sans-serif"/>
    </style:style>
    <style:style style:name="T4" style:parent-style-name="Основнойшрифтабзаца" style:family="text">
      <style:text-properties style:font-name="sans-serif"/>
    </style:style>
    <style:style style:name="T5" style:parent-style-name="Основнойшрифтабзаца" style:family="text">
      <style:text-properties style:font-name="sans-serif"/>
    </style:style>
    <style:style style:name="T6" style:parent-style-name="Основнойшрифтабзаца" style:family="text">
      <style:text-properties style:font-name="sans-serif"/>
    </style:style>
    <style:style style:name="T7" style:parent-style-name="Основнойшрифтабзаца" style:family="text">
      <style:text-properties style:font-name="sans-serif"/>
    </style:style>
    <style:style style:name="T8" style:parent-style-name="Основнойшрифтабзаца" style:family="text">
      <style:text-properties style:font-name="sans-serif"/>
    </style:style>
    <style:style style:name="T9" style:parent-style-name="Основнойшрифтабзаца" style:family="text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en" fo:country="US"/>
    </style:style>
    <style:style style:name="T14" style:parent-style-name="Основнойшрифтабзаца" style:family="text">
      <style:text-properties fo:language="en" fo:country="US"/>
    </style:style>
    <style:style style:name="T15" style:parent-style-name="Основнойшрифтабзаца" style:family="text">
      <style:text-properties fo:language="en" fo:country="US"/>
    </style:style>
    <style:style style:name="T16" style:parent-style-name="Основнойшрифтабзаца" style:family="text">
      <style:text-properties style:font-name="sans-serif"/>
    </style:style>
    <style:style style:name="T17" style:parent-style-name="Основнойшрифтабзаца" style:family="text">
      <style:text-properties style:font-name="sans-serif"/>
    </style:style>
    <style:style style:name="T18" style:parent-style-name="Основнойшрифтабзаца" style:family="text">
      <style:text-properties style:font-name="sans-serif"/>
    </style:style>
    <style:style style:name="T19" style:parent-style-name="Основнойшрифтабзаца" style:family="text">
      <style:text-properties style:font-name="sans-serif"/>
    </style:style>
    <style:style style:name="T20" style:parent-style-name="Основнойшрифтабзаца" style:family="text">
      <style:text-properties style:font-name="sans-serif"/>
    </style:style>
    <style:style style:name="T21" style:parent-style-name="Основнойшрифтабзаца" style:family="text">
      <style:text-properties style:font-name="sans-serif"/>
    </style:style>
    <style:style style:name="T22" style:parent-style-name="Основнойшрифтабзаца" style:family="text">
      <style:text-properties style:font-name="sans-serif"/>
    </style:style>
    <style:style style:name="T23" style:parent-style-name="Основнойшрифтабзаца" style:family="text">
      <style:text-properties style:font-name="sans-serif"/>
    </style:style>
    <style:style style:name="T24" style:parent-style-name="Основнойшрифтабзаца" style:family="text">
      <style:text-properties style:font-name="sans-serif"/>
    </style:style>
    <style:style style:name="T25" style:parent-style-name="Основнойшрифтабзаца" style:family="text">
      <style:text-properties style:font-name="sans-serif"/>
    </style:style>
    <style:style style:name="T26" style:parent-style-name="Основнойшрифтабзаца" style:family="text">
      <style:text-properties style:font-name="sans-serif"/>
    </style:style>
    <style:style style:name="T27" style:parent-style-name="Основнойшрифтабзаца" style:family="text">
      <style:text-properties style:font-name="sans-serif"/>
    </style:style>
    <style:style style:name="T28" style:parent-style-name="Основнойшрифтабзаца" style:family="text">
      <style:text-properties style:font-name="sans-serif"/>
    </style:style>
    <style:style style:name="T29" style:parent-style-name="Основнойшрифтабзаца" style:family="text">
      <style:text-properties style:font-name="sans-serif"/>
    </style:style>
    <style:style style:name="T30" style:parent-style-name="Основнойшрифтабзаца" style:family="text">
      <style:text-properties style:font-name="sans-serif"/>
    </style:style>
    <style:style style:name="T31" style:parent-style-name="Основнойшрифтабзаца" style:family="text">
      <style:text-properties style:font-name="sans-serif"/>
    </style:style>
    <style:style style:name="T32" style:parent-style-name="Основнойшрифтабзаца" style:family="text">
      <style:text-properties style:font-name="sans-serif"/>
    </style:style>
    <style:style style:name="T33" style:parent-style-name="Основнойшрифтабзаца" style:family="text">
      <style:text-properties style:font-name="sans-serif"/>
    </style:style>
    <style:style style:name="T34" style:parent-style-name="Основнойшрифтабзаца" style:family="text">
      <style:text-properties style:font-name="sans-serif"/>
    </style:style>
    <style:style style:name="T35" style:parent-style-name="Основнойшрифтабзаца" style:family="text">
      <style:text-properties style:font-name="sans-serif"/>
    </style:style>
    <style:style style:name="T36" style:parent-style-name="Основнойшрифтабзаца" style:family="text">
      <style:text-properties fo:language="en" fo:country="US"/>
    </style:style>
    <style:style style:name="T37" style:parent-style-name="Основнойшрифтабзаца" style:family="text">
      <style:text-properties fo:language="en" fo:country="US"/>
    </style:style>
    <style:style style:name="T38" style:parent-style-name="Основнойшрифтабзаца" style:family="text">
      <style:text-properties style:font-name="sans-serif"/>
    </style:style>
    <style:style style:name="T39" style:parent-style-name="Основнойшрифтабзаца" style:family="text">
      <style:text-properties style:font-name="sans-serif"/>
    </style:style>
    <style:style style:name="T40" style:parent-style-name="Основнойшрифтабзаца" style:family="text">
      <style:text-properties style:font-name="sans-serif"/>
    </style:style>
    <style:style style:name="T41" style:parent-style-name="Основнойшрифтабзаца" style:family="text">
      <style:text-properties style:font-name="sans-serif"/>
    </style:style>
    <style:style style:name="T42" style:parent-style-name="Основнойшрифтабзаца" style:family="text">
      <style:text-properties style:font-name="sans-serif"/>
    </style:style>
    <style:style style:name="T43" style:parent-style-name="Основнойшрифтабзаца" style:family="text">
      <style:text-properties style:font-name="sans-serif"/>
    </style:style>
    <style:style style:name="T44" style:parent-style-name="Основнойшрифтабзаца" style:family="text">
      <style:text-properties style:font-name="sans-serif"/>
    </style:style>
    <style:style style:name="T45" style:parent-style-name="Основнойшрифтабзаца" style:family="text">
      <style:text-properties style:font-name="sans-serif"/>
    </style:style>
    <style:style style:name="T46" style:parent-style-name="Основнойшрифтабзаца" style:family="text">
      <style:text-properties fo:language="en" fo:country="US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>BEGIN;</text:p>
      <text:p text:style-name="Standard">INSERT INTO `main_<text:span text:style-name="T2">product</text:span>` VALUES (1, "Шея копченая свиная (в кусочке 0,5-0.8кг)",<text:s/>"","кг", 660, "", 1, 1), (2, "Карбонат Копченчый свинной (в кусочке 0,5-0.8кг)",<text:s/>"",<text:s/>"кг", 650, "", 1, 1), (3, "Грудинка копченая свиная (в кусочке 0,5-0.6кг)",<text:s/>"",<text:s/>"кг", 530, "", 1, 1), (4, "Вырезка копченая свинная (в кусочке 0,4-0.6кг)",<text:s/>"",<text:s/>"кг", 650, "", 1, 1), (5, "Ребро копченое свинное мясистое (лента 0,7-0,8кг)",<text:s/>"",<text:s/>"кг", 450, "", 1, 1),<text:s/>(6, "Крыло копченое куриное",<text:s/>"",<text:s/>"кг", 400, "", 1, 1), (7, "Грудка копченая куриная (вес каждой 0.65кг)",<text:s/>"",<text:s/>"кг", 440, "", 1, 1), (8, "<text:bookmark-start text:name="page404R_mcid34"/><text:bookmark-end text:name="page404R_mcid34"/><text:span text:style-name="T3">Голень копченая Индейка (вес каждой 0.35кг)</text:span>",<text:s/>"",<text:s/>"кг",<text:s/>415, "", 1, 1), (9, "<text:bookmark-start text:name="page404R_mcid38"/><text:bookmark-end text:name="page404R_mcid38"/><text:span text:style-name="T4">Рулет куриный с сыром копченый (в палке 0.8кг)</text:span>",<text:s/>"",<text:s/>"кг",<text:s/>560, "", 1, 1), (10, "<text:bookmark-start text:name="page404R_mcid42"/><text:bookmark-end text:name="page404R_mcid42"/><text:span text:style-name="T5">Рулет куриный с черносливом и курагой копченый (в палке 0.9кг)</text:span>",<text:s/>"",<text:s/>"кг",<text:s/>560, "", 1, 1), (11, "<text:bookmark-start text:name="page404R_mcid46"/><text:bookmark-end text:name="page404R_mcid46"/><text:span text:style-name="T6">Колбаса копченая свинина-говядина (в палке 0.5кг)</text:span>",<text:s/>"",<text:s/>"кг",<text:s/>680, "", 1, 1), (12, "<text:bookmark-start text:name="page404R_mcid50"/><text:bookmark-end text:name="page404R_mcid50"/><text:span text:style-name="T7">Колбаса из лося (пока не сезон)</text:span>",<text:s/>"",<text:s/>"кг",<text:s/>900, "", 1, 1), (13, "<text:bookmark-start text:name="page404R_mcid54"/><text:bookmark-end text:name="page404R_mcid54"/><text:span text:style-name="T8">Колбаски копченые к пиву</text:span>",<text:s/>"",<text:s/>"кг",<text:s/>560, "", 1, 1);</text:p>
      <text:p text:style-name="Standard"><text:span text:style-name="T9">COMMIT</text:span>;</text:p>
      <text:p text:style-name="Standard"/>
      <text:p text:style-name="Standard"/>
      <text:p text:style-name="Standard"/>
      <text:p text:style-name="Standard"><text:span text:style-name="T10">BEGIN</text:span>;</text:p>
      <text:p text:style-name="Standard"><text:span text:style-name="T11">INSERT</text:span><text:s/><text:span text:style-name="T12">INTO</text:span><text:s/>`<text:span text:style-name="T13">main</text:span>_<text:span text:style-name="T14">product</text:span>`<text:s/><text:span text:style-name="T15">VALUES</text:span><text:s/>(14, "<text:bookmark-start text:name="page404R_mcid58"/><text:bookmark-end text:name="page404R_mcid58"/><text:span text:style-name="T16">Фарш свинина-говядина-шпик</text:span>",<text:s/><text:s/>"",<text:s/>"кг", 460,"", 1,<text:s/>2), (15, "<text:bookmark-start text:name="page404R_mcid62"/><text:bookmark-end text:name="page404R_mcid62"/><text:span text:style-name="T17">Фарш свинина-говядина без шпика</text:span>",<text:s/>"",<text:s/>"кг", 480,"", 1,<text:s/>2), (16, "<text:bookmark-start text:name="page404R_mcid66"/><text:bookmark-end text:name="page404R_mcid66"/><text:span text:style-name="T18">Фарш говядина</text:span>",<text:s/>"",<text:s/>"кг", 540,"", 1,<text:s/>2), (17, "<text:bookmark-start text:name="page404R_mcid70"/><text:bookmark-end text:name="page404R_mcid70"/><text:span text:style-name="T19">Фарш свинина</text:span>",<text:s/>"",<text:s/>"кг", 380,"", 1,<text:s/>2), (18, "<text:bookmark-start text:name="page404R_mcid74"/><text:bookmark-end text:name="page404R_mcid74"/><text:span text:style-name="T20">Котлеты свинина-говядина</text:span>",<text:s/>"",<text:s/>"кг", 410,"", 1,<text:s/>2),</text:p>
      <text:p text:style-name="Standard"><text:bookmark-start text:name="page404R_mcid351"/><text:bookmark-start text:name="page404R_mcid911"/><text:bookmark-start text:name="page404R_mcid431"/><text:bookmark-start text:name="page404R_mcid391"/><text:bookmark-end text:name="page404R_mcid351"/><text:bookmark-end text:name="page404R_mcid911"/><text:bookmark-end text:name="page404R_mcid431"/><text:bookmark-end text:name="page404R_mcid391"/>(19, "<text:bookmark-start text:name="page404R_mcid78"/><text:bookmark-end text:name="page404R_mcid78"/><text:span text:style-name="T21">Котлеты говядина</text:span>",<text:s/>"",<text:s/>"кг",<text:s/>550,"", 1,<text:s/>2), (20, "<text:bookmark-start text:name="page404R_mcid82"/><text:bookmark-end text:name="page404R_mcid82"/><text:span text:style-name="T22">Шпик (контейнер 200гр)</text:span>",<text:s/>"",<text:s/>"шт",<text:s/>120,"", 1,<text:s/>2), (21, "<text:bookmark-start text:name="page404R_mcid86"/><text:bookmark-end text:name="page404R_mcid86"/><text:span text:style-name="T23">Купаты Куриные</text:span><text:span text:style-name="T24"><text:s/>с сыром</text:span>",<text:s/>"",<text:s/>"кг",<text:s/>400,"", 1,<text:s/>2), (22, "<text:bookmark-start text:name="page404R_mcid90"/><text:bookmark-end text:name="page404R_mcid90"/><text:span text:style-name="T25">Купаты свинина-говядина</text:span><text:bookmark-start text:name="page404R_mcid91"/><text:bookmark-end text:name="page404R_mcid91"/>",<text:s/>"",<text:s/>"кг",<text:s/>410,"", 1,<text:s/>2), (23, "<text:bookmark-start text:name="page404R_mcid94"/><text:bookmark-end text:name="page404R_mcid94"/><text:span text:style-name="T26">Купаты Острые свинина</text:span>",<text:s/>"",<text:s/>"кг",<text:s/>390,"", 1,<text:s/>2), (24, "<text:bookmark-start text:name="page404R_mcid98"/><text:bookmark-end text:name="page404R_mcid98"/><text:span text:style-name="T27">Купаты Нежные свинина</text:span>",<text:s/>"",<text:s/>"кг",<text:s/>390,"", 1,<text:s/>2), (25, "<text:bookmark-start text:name="page404R_mcid102"/><text:bookmark-end text:name="page404R_mcid102"/><text:span text:style-name="T28">Рулет куриный в духовку</text:span>",<text:s/>"",<text:s/>"кг",<text:s/>580,"", 1,<text:s/>2), (26, "<text:bookmark-start text:name="page404R_mcid106"/><text:bookmark-end text:name="page404R_mcid106"/><text:span text:style-name="T29">Пельмени свинина-говядина (фасовка по 0,5кг)</text:span>",<text:s/>"",<text:s/>"кг",<text:s/>530,"", 1,<text:s/>2), (27, "<text:bookmark-start text:name="page404R_mcid110"/><text:bookmark-end text:name="page404R_mcid110"/><text:span text:style-name="T30">Пельмени куриные (фасовка по 0,5кг)</text:span>",<text:s/>"",<text:s/>"кг",<text:s/>490,"", 1,<text:s/>2), (28, "<text:bookmark-start text:name="page404R_mcid114"/><text:bookmark-end text:name="page404R_mcid114"/><text:span text:style-name="T31">Шашлык шея свинина (маринад классический или кавказский)</text:span>",<text:s/>"",<text:s/>"кг",<text:s/>510,"", 1,<text:s/>2), (29, "<text:bookmark-start text:name="page404R_mcid118"/><text:bookmark-end text:name="page404R_mcid118"/><text:span text:style-name="T32">Шашлык карбонат свинина (маринад классический или кавказский)</text:span>",<text:s/>"",<text:s/>"кг",<text:s/>500,"", 1,<text:s/>2), (30, "<text:bookmark-start text:name="page404R_mcid122"/><text:bookmark-end text:name="page404R_mcid122"/><text:span text:style-name="T33">Шашлык куриные крылья (маринад к</text:span><text:span text:style-name="T34">авказский)</text:span>",<text:s/>"",<text:s/>"кг", 280,"", 1,<text:s/>2), (31, "<text:bookmark-start text:name="page404R_mcid126"/><text:bookmark-end text:name="page404R_mcid126"/><text:span text:style-name="T35">Шашлык говядина (спиная часть)</text:span>",<text:s/>"",<text:s/>"кг",<text:s/>750,"", 1,<text:s/>2);</text:p>
      <text:p text:style-name="Standard"><text:span text:style-name="T36">COMMIT</text:span>;</text:p>
      <text:p text:style-name="Standard"/>
      <text:p text:style-name="Standard"/>
      <text:p text:style-name="Standard"/>
      <text:p text:style-name="Standard">BEGIN;</text:p>
      <text:p text:style-name="Standard">INSERT INTO `main_<text:span text:style-name="T37">product</text:span>` VALUES (32, "<text:bookmark-start text:name="page404R_mcid130"/><text:bookmark-end text:name="page404R_mcid130"/><text:span text:style-name="T38">Язык говяжий</text:span><text:s/>",<text:s/>"",<text:s/>"кг", 800,"", 1,<text:s/>3), (33, "<text:bookmark-start text:name="page404R_mcid134"/><text:bookmark-end text:name="page404R_mcid134"/><text:span text:style-name="T39">Мякоть говядина (спина)</text:span>",<text:s/>"",<text:s/>"кг", 800,"", 1,<text:s/>3), (34, "<text:bookmark-start text:name="page404R_mcid138"/><text:bookmark-end text:name="page404R_mcid138"/><text:span text:style-name="T40">Говядина котлетная часть (мякоть)</text:span>",<text:s/>"",<text:s/>"кг", 500,"", 1,<text:s/>3), (35, "<text:bookmark-start text:name="page404R_mcid142"/><text:bookmark-end text:name="page404R_mcid142"/><text:span text:style-name="T41">Ребро телятина</text:span>",<text:s/>"",<text:s/>"кг", 510,"", 1,<text:s/>3), (36, "<text:bookmark-start text:name="page404R_mcid146"/><text:bookmark-end text:name="page404R_mcid146"/><text:span text:style-name="T42">Карбонат свинина</text:span><text:bookmark-start text:name="page404R_mcid147"/><text:bookmark-end text:name="page404R_mcid147"/><text:s/>",<text:s/>"",<text:s/>"кг", 455,"", 1, 3),</text:p>
      <text:p text:style-name="Standard"><text:bookmark-start text:name="page404R_mcid352"/><text:bookmark-end text:name="page404R_mcid352"/>(37, "<text:bookmark-start text:name="page404R_mcid149"/><text:bookmark-end text:name="page404R_mcid149"/><text:span text:style-name="T43">Вырезка свинина</text:span>",<text:s/>"",<text:s/>"кг", 440,"", 1, 3), (38, "<text:bookmark-start text:name="page404R_mcid152"/><text:bookmark-end text:name="page404R_mcid152"/><text:span text:style-name="T44">Шея свинина</text:span>",<text:s/>"",<text:s/>"кг", 455,"", 1, 3), (39, "<text:bookmark-start text:name="page404R_mcid156"/><text:bookmark-end text:name="page404R_mcid156"/><text:span text:style-name="T45">Ребро свинина</text:span>",<text:s/>"",<text:s/>"кг",<text:s/>310,"", 1, 3);</text:p>
      <text:p text:style-name="Standard"><text:span text:style-name="T46">COMMI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ans-serif" svg:font-family="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LIA</dc:creator>
    <meta:creation-date>2023-05-22T07:31:00Z</meta:creation-date>
    <dc:date>2023-05-22T08:42:00Z</dc:date>
    <meta:template xlink:href="Normal.dotm" xlink:type="simple"/>
    <meta:editing-cycles>3</meta:editing-cycles>
    <meta:editing-duration>PT4620S</meta:editing-duration>
    <meta:document-statistic meta:page-count="1" meta:paragraph-count="5" meta:word-count="402" meta:character-count="2692" meta:row-count="19" meta:non-whitespace-character-count="2295"/>
  </office:meta>
</office:document-meta>
</file>